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10ab9" officeooo:paragraph-rsid="00010ab9"/>
    </style:style>
    <style:style style:name="P2" style:family="paragraph" style:parent-style-name="Text_20_body">
      <style:text-properties officeooo:rsid="001be20e" officeooo:paragraph-rsid="001be20e"/>
    </style:style>
    <style:style style:name="P3" style:family="paragraph" style:parent-style-name="Text_20_body">
      <style:text-properties officeooo:rsid="001f1afd" officeooo:paragraph-rsid="001f1afd"/>
    </style:style>
    <style:style style:name="P4" style:family="paragraph" style:parent-style-name="Text_20_body">
      <style:text-properties officeooo:rsid="0021fc7a" officeooo:paragraph-rsid="0021fc7a"/>
    </style:style>
    <style:style style:name="P5" style:family="paragraph" style:parent-style-name="Text_20_body">
      <style:text-properties officeooo:rsid="002370d1" officeooo:paragraph-rsid="002370d1"/>
    </style:style>
    <style:style style:name="P6" style:family="paragraph" style:parent-style-name="Text_20_body">
      <style:text-properties officeooo:rsid="00256346" officeooo:paragraph-rsid="00256346"/>
    </style:style>
    <style:style style:name="P7" style:family="paragraph" style:parent-style-name="Text_20_body">
      <style:paragraph-properties fo:text-align="center" style:justify-single-word="false"/>
      <style:text-properties fo:font-size="15pt" officeooo:rsid="001dea34" officeooo:paragraph-rsid="001dea34" style:font-size-asian="15pt" style:font-size-complex="15pt"/>
    </style:style>
    <style:style style:name="P8" style:family="paragraph" style:parent-style-name="Text_20_body" style:list-style-name="L1">
      <style:paragraph-properties fo:margin-top="0in" fo:margin-bottom="0in" loext:contextual-spacing="false" fo:line-height="100%">
        <style:tab-stops>
          <style:tab-stop style:position="0.9846in"/>
        </style:tab-stops>
      </style:paragraph-properties>
      <style:text-properties officeooo:rsid="0026ad77" officeooo:paragraph-rsid="0026ad77"/>
    </style:style>
    <style:style style:name="P9" style:family="paragraph" style:parent-style-name="Text_20_body" style:list-style-name="L1">
      <style:paragraph-properties fo:margin-top="0in" fo:margin-bottom="0in" loext:contextual-spacing="false" fo:line-height="100%">
        <style:tab-stops>
          <style:tab-stop style:position="0.9846in"/>
        </style:tab-stops>
      </style:paragraph-properties>
      <style:text-properties officeooo:rsid="0026ad77" officeooo:paragraph-rsid="002d39e6"/>
    </style:style>
    <style:style style:name="P10" style:family="paragraph" style:parent-style-name="Text_20_body" style:list-style-name="L1">
      <style:paragraph-properties fo:margin-top="0in" fo:margin-bottom="0in" loext:contextual-spacing="false" fo:line-height="100%">
        <style:tab-stops>
          <style:tab-stop style:position="0.9846in"/>
        </style:tab-stops>
      </style:paragraph-properties>
      <style:text-properties officeooo:rsid="00280f64" officeooo:paragraph-rsid="00280f64"/>
    </style:style>
    <style:style style:name="P11" style:family="paragraph" style:parent-style-name="Heading_20_1">
      <style:text-properties officeooo:rsid="001be20e" officeooo:paragraph-rsid="001be20e"/>
    </style:style>
    <style:style style:name="P12" style:family="paragraph" style:parent-style-name="Title">
      <style:paragraph-properties fo:text-align="center" style:justify-single-word="false"/>
      <style:text-properties fo:font-size="18pt" style:font-size-asian="18pt" style:font-size-complex="18pt"/>
    </style:style>
    <style:style style:name="T1" style:family="text">
      <style:text-properties officeooo:rsid="0018b376"/>
    </style:style>
    <style:style style:name="T2" style:family="text">
      <style:text-properties style:font-name="Liberation Serif"/>
    </style:style>
    <style:style style:name="T3" style:family="text">
      <style:text-properties style:font-name="Liberation Serif"/>
    </style:style>
    <style:style style:name="T4" style:family="text">
      <style:text-properties officeooo:rsid="002046e0"/>
    </style:style>
    <style:style style:name="T5" style:family="text">
      <style:text-properties officeooo:rsid="00299d19"/>
    </style:style>
    <style:style style:name="T6" style:family="text">
      <style:text-properties officeooo:rsid="002d39e6"/>
    </style:style>
    <style:style style:name="T7" style:family="text">
      <style:text-properties officeooo:rsid="00324d2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athon Reinhart</text:p>
      <text:p text:style-name="P1">ECE 595 SP17</text:p>
      <text:p text:style-name="P1"><text:span text:style-name="T1">Project Proposal</text:span> due Feb. <text:span text:style-name="T1">28</text:span>, 2017</text:p>
      <text:p text:style-name="P1"/>
      <text:p text:style-name="P12"><text:span text:style-name="T2">Routing Protocols in Mobile Ad-hoc Network (MANET)</text:span></text:p>
      <text:p text:style-name="P7"><text:span text:style-name="T2">Project Proposal</text:span></text:p>
      <text:h text:style-name="P11" text:outline-level="1"><text:span text:style-name="T2">Option</text:span></text:h>
      <text:p text:style-name="P2">I plan to complete this project via option 1. <text:s/>I am a hands-on C and Python <text:span text:style-name="T4">Linux </text:span>developer and would like to take this opportunity to learn about the NS-3 simulator framework.</text:p>
      <text:h text:style-name="P11" text:outline-level="1">Goal</text:h>
      <text:p text:style-name="P3">I plan to complete the project as assigned. It is my intention to have the project fully-scripted, so that from a single Python script, I can run the experiments, collect data, and generate results and charts. <text:span text:style-name="T4">I hope to also complete the extra-credit portion of the project by designing a new routing protocol.</text:span></text:p>
      <text:h text:style-name="P11" text:outline-level="1">Approach</text:h>
      <text:p text:style-name="P4">The first step is of course to set up the NS-3 framework and become familiar with its API. <text:s/>I run Fedora Linux on my Desktop, so the setup should be straightforward. After NS-3 is installed, I plan to run various examples to learn the various ways NS-3 is used. Simulation of wireless network nodes is common, so I expect it to be easy to find sample code which attacks a problem similar to this project.</text:p>
      <text:p text:style-name="P5">I do all of my software development using Git, and this project will be no different. I intend to push the code to my private GitLab server during development, possibly taking advantage of its Continuous Integration (CI) capabilities for automatically running the code upon push. After completion of the course, I will likely push the code to my public GitLab or GitHub account.</text:p>
      <text:p text:style-name="P6">I am familiar with various Python libraries which may be useful in conjunction with NS-3 for this project, including NetworkX for graph analysis, Graphviz for graph visualization, and Ma<text:span text:style-name="T7">t</text:span>plotlib for plotting.</text:p>
      <text:h text:style-name="P11" text:outline-level="1">Schedule</text:h>
      <text:list xml:id="list5745663764187967642" text:style-name="L1">
        <text:list-item>
          <text:p text:style-name="P8">March 7<text:tab/>Complete NS-3 setup</text:p>
        </text:list-item>
        <text:list-item>
          <text:p text:style-name="P8">March 14<text:tab/><text:span text:style-name="T6">Complete evaluation of sample code</text:span></text:p>
        </text:list-item>
        <text:list-item>
          <text:p text:style-name="P8">March 21<text:tab/><text:span text:style-name="T6">Complete development of simulation for routing protocol 1</text:span></text:p>
        </text:list-item>
        <text:list-item>
          <text:p text:style-name="P9">March 28<text:tab/><text:span text:style-name="T6">Complete development of simulation for routing protocol 2</text:span></text:p>
        </text:list-item>
        <text:list-item>
          <text:p text:style-name="P8">April 4<text:tab/><text:span text:style-name="T6">Complete development of plot / graph visualizations</text:span></text:p>
        </text:list-item>
        <text:list-item>
          <text:p text:style-name="P8">April 11<text:tab/><text:span text:style-name="T6">Complete new routing protocol</text:span></text:p>
        </text:list-item>
        <text:list-item>
          <text:p text:style-name="P8">April 18<text:tab/>Complete simulations</text:p>
        </text:list-item>
        <text:list-item>
          <text:p text:style-name="P10">April 25<text:tab/><text:span text:style-name="T5">Complete project report, quiz</text:span></text:p>
        </text:list-item>
        <text:list-item>
          <text:p text:style-name="P8">May 2<text:tab/><text:span text:style-name="T5">Complete presentation; Submit projec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in" fo:margin-bottom="0.0402in" loext:contextual-spacing="false" fo:text-indent="0in" style:auto-text-indent="false"/>
      <style:text-properties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on Reinhart</meta:initial-creator>
    <meta:creation-date>2017-02-05T12:26:51.045834699</meta:creation-date>
    <dc:date>2017-02-27T21:46:14.984948483</dc:date>
    <dc:creator>Jonathon Reinhart</dc:creator>
    <meta:editing-duration>PT1H52M20S</meta:editing-duration>
    <meta:editing-cycles>34</meta:editing-cycles>
    <meta:generator>LibreOffice/5.1.6.2.0$Linux_X86_64 LibreOffice_project/10$Build-2</meta:generator>
    <meta:document-statistic meta:table-count="0" meta:image-count="0" meta:object-count="0" meta:page-count="1" meta:paragraph-count="23" meta:word-count="350" meta:character-count="2049" meta:non-whitespace-character-count="1729"/>
  </office:meta>
</office:document-meta>
</file>